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sv" fo:country="FI" style:font-size-asian="12pt" style:font-size-complex="12pt"/>
    </style:style>
    <style:style style:name="T5" style:family="text">
      <style:text-properties fo:font-size="12pt" fo:language="sv" fo:country="FI" fo:font-weight="bold" style:font-size-asian="12pt" style:font-weight-asian="bold" style:font-size-complex="12pt"/>
    </style:style>
    <style:style style:name="T6" style:family="text">
      <style:text-properties fo:font-size="12pt" fo:language="sv" fo:country="FI" fo:font-style="italic" style:font-size-asian="12pt" style:font-style-asian="italic" style:font-size-complex="12pt"/>
    </style:style>
    <style:style style:name="T7" style:family="text">
      <style:text-properties fo:font-size="12pt" fo:language="sv" fo:country="SE" style:font-size-asian="12pt" style:font-size-complex="12pt"/>
    </style:style>
    <style:style style:name="T8" style:family="text">
      <style:text-properties fo:font-size="12pt" fo:language="sv" fo:country="SE" fo:font-weight="bold" style:font-size-asian="12pt" style:font-weight-asian="bold" style:font-size-complex="12pt"/>
    </style:style>
    <style:style style:name="T9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Helsingin Lyceumklubi</text:span></text:p>
      <text:p text:style-name="Standard"><text:span text:style-name="T1">Ohjelma keväällä 2014</text:span></text:p>
      <text:p text:style-name="P1"/>
      <text:p text:style-name="Standard"><text:span text:style-name="T2">14.1.</text:span><text:span text:style-name="T3"> <text:s text:c="2"/></text:span><text:span text:style-name="T2">Café d’Hirondelle <text:s/></text:span></text:p>
      <text:p text:style-name="Standard"><text:span text:style-name="T2">21.1. <text:s text:c="2"/></text:span><text:span text:style-name="T5">Agneta Ara</text:span><text:span text:style-name="T4"> </text:span><text:span text:style-name="T7">berättar om sitt författarskap och sin senaste</text:span><text:span text:style-name="T4"> roman </text:span><text:span text:style-name="T6">Baton Rouge</text:span></text:p>
      <text:p text:style-name="Standard"><text:span text:style-name="T2">28.1. <text:s text:c="2"/></text:span><text:span text:style-name="T3">Jorma Reinimaa</text:span><text:span text:style-name="T2">: Suomi YK:n rauhanturvaajana 57 vuotta.</text:span></text:p>
      <text:p text:style-name="Standard"><text:span text:style-name="T2"><text:s text:c="12"/></text:span><text:span text:style-name="T7">Suomen Lyceumklubien liiton vuosikokous 17.00</text:span></text:p>
      <text:p text:style-name="Standard"><text:span text:style-name="T7">4.2. <text:s text:c="4"/></text:span><text:span text:style-name="T8">Pia Maria Montonen</text:span><text:span text:style-name="T7"> och </text:span><text:span text:style-name="T8">Niclas Warius</text:span><text:span text:style-name="T7">: Om kärleken till ett gammalt hus</text:span></text:p>
      <text:p text:style-name="Standard"><text:span text:style-name="T7">11.2. <text:s text:c="2"/>Runoilta </text:span></text:p>
      <text:p text:style-name="Standard"><text:span text:style-name="T7">18.2. <text:s text:c="2"/></text:span><text:span text:style-name="T8">Cecilia Rosenlew</text:span><text:span text:style-name="T7">: Punsch på glasverandan. Villaliv på Ytterö i Björneborg</text:span></text:p>
      <text:p text:style-name="Standard"><text:span text:style-name="T2">25.2. <text:s text:c="2"/>Vuosikokous</text:span></text:p>
      <text:p text:style-name="Standard"><text:span text:style-name="T2">4.3. <text:s text:c="4"/></text:span><text:span text:style-name="T3">Elina Kotovirta</text:span><text:span text:style-name="T2">: Nuorison huumeiden käyttö</text:span></text:p>
      <text:p text:style-name="P2"><text:span text:style-name="T2">11.3. <text:s text:c="2"/>Vierailemme Kolera-altaaseen ankkuroidussa </text:span><text:span text:style-name="T9">Nikolai II</text:span><text:span text:style-name="T2"> -laivassa, jonka kippari Axel de la Chapelle kertoo laivasta ja tarjoaa lohikeittoa, piirakkaa, valkoviiniä, jälkiruuan ja kahvia. Korkeintaan 30 osanottajaa. Ennakkoilmoittautuminen. Hinta 25,- <text:s/>maksetaan klubin tilille (FI8521261800007794) ennen tilaisuutta</text:span></text:p>
      <text:p text:style-name="P3"/>
      <text:p text:style-name="P2"><text:span text:style-name="T2">18.3. <text:s text:c="2"/></text:span><text:span text:style-name="T3">Juhana Vartiainen</text:span><text:span text:style-name="T2">: Ajankohtaisia talouskysymyksiä</text:span></text:p>
      <text:p text:style-name="P3"/>
      <text:p text:style-name="Standard"><text:span text:style-name="T4">25.3. <text:s text:c="2"/></text:span><text:span text:style-name="T5">Elisabeth Rehn</text:span><text:span text:style-name="T4">: Kvinnors roll i fredsbevarande processer</text:span></text:p>
      <text:p text:style-name="Standard"><text:span text:style-name="T2">1.4. <text:s text:c="4"/></text:span><text:span text:style-name="T3">Seija Tiisala</text:span><text:span text:style-name="T2">: Villa Lante 60 vuotta</text:span></text:p>
      <text:p text:style-name="Standard"><text:span text:style-name="T2">8.4. <text:s text:c="4"/>Käynti </text:span><text:span text:style-name="T3">Björn Weckströmin</text:span><text:span text:style-name="T2"> ateljeessa, oppaanamme taiteilija itse. <text:s text:c="26"/>Ennakkoilmoittautuminen. Tarkempia tietoja kevään kuluessa</text:span></text:p>
      <text:p text:style-name="Standard"><text:span text:style-name="T2">15.4</text:span><text:span text:style-name="T3">. <text:s text:c="2"/>Annika Luther</text:span><text:span text:style-name="T2">: Lärarrummet</text:span></text:p>
      <text:p text:style-name="Standard"><text:span text:style-name="T2">29.4. <text:s text:c="2"/></text:span><text:span text:style-name="T3">Arja Rinnekangas</text:span><text:span text:style-name="T2">: Kumppanin etsintää ilmoituksen avulla sadan vuoden aikana kahdessa kulttuurissa</text:span></text:p>
      <text:p text:style-name="Standard"><text:span text:style-name="T2">6.5. <text:s text:c="4"/>Kevätretki suuntautuu Järvenpäähän, jossa tutustumme Ainolaan, Halosenniemeen, Aholaan ja Lottamuseoon. Retken teema on </text:span><text:span text:style-name="T9">Naisten Tuusulan rantatie.</text:span><text:span text:style-name="T2"> Tarkempia tietoja kevään kuluessa</text:span></text:p>
      <text:p text:style-name="P5"/>
      <text:p text:style-name="P4"><text:span text:style-name="T2">Jäsenet voivat ottaa vieraan mukaan klubi-iltaan.</text:span></text:p>
      <text:p text:style-name="Standard"><text:span text:style-name="T2">Ohjelmat alkavat 19.00.</text:span></text:p>
      <text:p text:style-name="Standard"><text:span text:style-name="T2">Osoite: Rauhankatu 7 E</text:span></text:p>
      <text:p text:style-name="Standard"><text:span text:style-name="T2">Klubin sähköpostiosoite: info@helsinginlyceumklubi.fi</text:span></text:p>
      <text:p text:style-name="Standard"><text:span text:style-name="T2">Puhelinpäivystys: torstaisin 11-13, p. 135 728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letter-kerning="true" style:font-name-asian="Calibri1" style:font-size-asian="11pt" style:language-asian="fi" style:country-asian="FI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1cm" fo:margin-bottom="1.268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lsingin Lyceumklubi</dc:title>
    <meta:initial-creator>Seija</meta:initial-creator>
    <dc:creator>Ville Väänänen</dc:creator>
    <meta:editing-cycles>6</meta:editing-cycles>
    <meta:print-date>2014-01-11T11:05:00</meta:print-date>
    <meta:creation-date>2014-01-11T10:31:00</meta:creation-date>
    <dc:date>2014-02-05T21:02:10</dc:date>
    <meta:editing-duration>PT19S</meta:editing-duration>
    <meta:generator>OpenOffice/4.0.1$Unix OpenOffice.org_project/401m5$Build-9714</meta:generator>
    <meta:document-statistic meta:table-count="0" meta:image-count="0" meta:object-count="0" meta:page-count="1" meta:paragraph-count="24" meta:word-count="196" meta:character-count="16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